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" svg:font-family="'DejaVu Sans'"/>
    <style:font-face style:name="Wingdings" svg:font-family="Wingding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728cm" fo:min-width="4.499cm"/>
    </style:style>
    <style:style style:name="gr5" style:family="graphic" style:parent-style-name="objectwithoutfill">
      <style:graphic-properties svg:stroke-color="#000000" draw:marker-end="Arrow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2.612cm"/>
    </style:style>
    <style:style style:name="gr7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875cm" fo:min-width="4.701cm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1" draw:layer="layout" svg:width="21.588cm" svg:height="4.081cm" svg:x="1.905cm" svg:y="5.9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17.778cm" svg:height="4.866cm" svg:x="3.81cm" svg:y="10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style-name="gr4" draw:text-style-name="P3" draw:layer="layout" svg:width="4.999cm" svg:height="1.978cm" draw:transform="skewX (0.00401425727958696) rotate (0.00453785605518526) translate (2.592cm 5.803cm)">
          <text:p text:style-name="P3">FHEM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99cm" svg:height="1.978cm" draw:transform="skewX (0.00401425727958696) rotate (0.00453785605518526) translate (2.6cm 1.622cm)">
          <text:p text:style-name="P3">Websteuerung</text:p>
          <text:p text:style-name="P3"><text:span text:style-name="T1">Aktoren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8cm" svg:y1="3.6cm" svg:x2="3.8cm" svg:y2="5.781cm">
          <text:p/>
        </draw:line>
        <draw:custom-shape draw:style-name="gr6" draw:text-style-name="P5" draw:layer="layout" svg:width="4.4cm" svg:height="1.6cm" svg:x="1cm" svg:y="3.8cm">
          <text:p text:style-name="P5">setfhem.php</text:p>
          <text:p text:style-name="P5">Telnet &gt; FH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4cm" svg:height="1.6cm" svg:x="5cm" svg:y="3.801cm">
          <text:p text:style-name="P5">getfhem.php</text:p>
          <text:p text:style-name="P5">Telnet &gt; FH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4cm" svg:y1="3.6cm" svg:x2="6.376cm" svg:y2="5.772cm">
          <text:p/>
        </draw:line>
        <draw:custom-shape draw:style-name="gr4" draw:text-style-name="P3" draw:layer="layout" svg:width="4.999cm" svg:height="1.978cm" draw:transform="skewX (0.00401425727958696) rotate (0.00453785605518526) translate (10.6cm 1.622cm)">
          <text:p text:style-name="P3">Webkonfiguration</text:p>
          <text:p text:style-name="P3"><text:span text:style-name="T1">Nod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99cm" svg:height="1.978cm" draw:transform="skewX (0.00401425727958696) rotate (0.00453785605518526) translate (0.6cm 10.622cm)">
          <text:p text:style-name="P3">sensorhubd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2cm" svg:height="5cm" svg:x="12.4cm" svg:y="8.2cm">
          <text:p text:style-name="P3">Sensorhub.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4.999cm" svg:height="1.978cm" draw:transform="skewX (0.00401425727958696) rotate (0.00453785605518526) translate (0.6cm 15.222cm)">
          <text:p text:style-name="P3">Node (rf24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99cm" svg:height="1.978cm" draw:transform="skewX (0.00401425727958696) rotate (0.00453785605518526) translate (6.6cm 15.222cm)">
          <text:p text:style-name="P3">Node (esp8266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" svg:font-family="'DejaVu Sans'"/>
    <style:font-face style:name="Wingdings" svg:font-family="Wingding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2="1" draw:dots2-length="0.284cm" draw:distance="0.21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2T14:24:20</meta:creation-date>
    <meta:initial-creator>Norbert</meta:initial-creator>
    <dc:language>de-DE</dc:language>
    <dc:date>2017-07-22T23:18:54.535000000</dc:date>
    <meta:editing-cycles>8</meta:editing-cycles>
    <dc:title>PowerPoint-Präsentation</dc:title>
    <meta:editing-duration>PT1H42M47S</meta:editing-duration>
    <meta:generator>LibreOffice/5.3.0.3$Windows_x86 LibreOffice_project/7074905676c47b82bbcfbea1aeefc84afe1c50e1</meta:generator>
    <meta:document-statistic meta:object-count="4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